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32ac" officeooo:paragraph-rsid="000a32ac"/>
    </style:style>
    <style:style style:name="P2" style:family="paragraph" style:parent-style-name="Standard">
      <style:text-properties fo:font-weight="bold" officeooo:rsid="000a32ac" officeooo:paragraph-rsid="000a32a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a32ac" officeooo:paragraph-rsid="000a32a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cuting Wordcount with Hadoop framework:</text:p>
      <text:p text:style-name="P1"/>
      <text:p text:style-name="P3">fcrit@fcrit-HP-09-Notebook-PC:~/wordcount$ hadoop com.sun.tools.javac.Main WordCount.java</text:p>
      <text:p text:style-name="P3">fcrit@fcrit-HP-09-Notebook-PC:~/wordcount$ jar cf wc.jar WordCount*.class</text:p>
      <text:p text:style-name="P3">fcrit@fcrit-HP-09-Notebook-PC:~/wordcount$ hadoop fs -put f1 /wc/input/</text:p>
      <text:p text:style-name="P1">16/02/04 11:21:46 WARN util.NativeCodeLoader: Unable to load native-hadoop library for your platform... using builtin-java classes where applicable</text:p>
      <text:p text:style-name="P2">fcrit@fcrit-HP-09-Notebook-PC:~/wordcount$ hadoop fs -put f2 /wc/input/</text:p>
      <text:p text:style-name="P1">16/02/04 11:22:18 WARN util.NativeCodeLoader: Unable to load native-hadoop library for your platform... using builtin-java classes where applicable</text:p>
      <text:p text:style-name="P1"><text:span text:style-name="T1">fcrit@fcrit-HP-09-Notebook-PC:~/wordcount$ hadoop jar wc.jar WordCount /wc/input /wc/output</text:span></text:p>
      <text:p text:style-name="P1">16/02/04 11:29:56 WARN util.NativeCodeLoader: Unable to load native-hadoop library for your platform... using builtin-java classes where applicable</text:p>
      <text:p text:style-name="P1">16/02/04 11:29:57 INFO client.RMProxy: Connecting to ResourceManager at /0.0.0.0:8032</text:p>
      <text:p text:style-name="P1">16/02/04 11:29:58 WARN mapreduce.JobResourceUploader: Hadoop command-line option parsing not performed. Implement the Tool interface and execute your application with ToolRunner to remedy this.</text:p>
      <text:p text:style-name="P1">16/02/04 11:29:58 INFO input.FileInputFormat: Total input paths to process : 2</text:p>
      <text:p text:style-name="P1">16/02/04 11:29:58 INFO mapreduce.JobSubmitter: number of splits:2</text:p>
      <text:p text:style-name="P1">16/02/04 11:29:59 INFO mapreduce.JobSubmitter: Submitting tokens for job: job_1454564692168_0001</text:p>
      <text:p text:style-name="P1">16/02/04 11:29:59 INFO impl.YarnClientImpl: Submitted application application_1454564692168_0001</text:p>
      <text:p text:style-name="P1">16/02/04 11:30:00 INFO mapreduce.Job: The url to track the job: http://fcrit-HP-09-Notebook-PC:8088/proxy/application_1454564692168_0001/</text:p>
      <text:p text:style-name="P1">16/02/04 11:30:00 INFO mapreduce.Job: Running job: job_1454564692168_0001</text:p>
      <text:p text:style-name="P1">16/02/04 11:30:09 INFO mapreduce.Job: Job job_1454564692168_0001 running in uber mode : false</text:p>
      <text:p text:style-name="P1">16/02/04 11:30:09 INFO mapreduce.Job: <text:s/>map 0% reduce 0%</text:p>
      <text:p text:style-name="P1">16/02/04 11:30:17 INFO mapreduce.Job: <text:s/>map 100% reduce 0%</text:p>
      <text:p text:style-name="P1">16/02/04 11:30:23 INFO mapreduce.Job: <text:s/>map 100% reduce 100%</text:p>
      <text:p text:style-name="P1">16/02/04 11:30:24 INFO mapreduce.Job: Job job_1454564692168_0001 completed successfully</text:p>
      <text:p text:style-name="P1">16/02/04 11:30:24 INFO mapreduce.Job: Counters: 49</text:p>
      <text:p text:style-name="P1"><text:tab/>File System Counters</text:p>
      <text:p text:style-name="P1"><text:tab/><text:tab/>FILE: Number of bytes read=169</text:p>
      <text:p text:style-name="P1"><text:tab/><text:tab/>FILE: Number of bytes written=346489</text:p>
      <text:p text:style-name="P1"><text:tab/><text:tab/>FILE: Number of read operations=0</text:p>
      <text:p text:style-name="P1"><text:tab/><text:tab/>FILE: Number of large read operations=0</text:p>
      <text:p text:style-name="P1"><text:tab/><text:tab/>FILE: Number of write operations=0</text:p>
      <text:p text:style-name="P1"><text:tab/><text:tab/>HDFS: Number of bytes read=275</text:p>
      <text:p text:style-name="P1"><text:tab/><text:tab/>HDFS: Number of bytes written=61</text:p>
      <text:p text:style-name="P1"><text:tab/><text:tab/>HDFS: Number of read operations=9</text:p>
      <text:p text:style-name="P1"><text:tab/><text:tab/>HDFS: Number of large read operations=0</text:p>
      <text:p text:style-name="P1"><text:tab/><text:tab/>HDFS: Number of write operations=2</text:p>
      <text:p text:style-name="P1"><text:tab/>Job Counters </text:p>
      <text:p text:style-name="P1"><text:tab/><text:tab/>Launched map tasks=2</text:p>
      <text:p text:style-name="P1"><text:tab/><text:tab/>Launched reduce tasks=1</text:p>
      <text:p text:style-name="P1"><text:tab/><text:tab/>Data-local map tasks=2</text:p>
      <text:p text:style-name="P1"><text:tab/><text:tab/>Total time spent by all maps in occupied slots (ms)=11190</text:p>
      <text:p text:style-name="P1"><text:tab/><text:tab/>Total time spent by all reduces in occupied slots (ms)=4208</text:p>
      <text:p text:style-name="P1"><text:soft-page-break/><text:tab/><text:tab/>Total time spent by all map tasks (ms)=11190</text:p>
      <text:p text:style-name="P1"><text:tab/><text:tab/>Total time spent by all reduce tasks (ms)=4208</text:p>
      <text:p text:style-name="P1"><text:tab/><text:tab/>Total vcore-seconds taken by all map tasks=11190</text:p>
      <text:p text:style-name="P1"><text:tab/><text:tab/>Total vcore-seconds taken by all reduce tasks=4208</text:p>
      <text:p text:style-name="P1"><text:tab/><text:tab/>Total megabyte-seconds taken by all map tasks=11458560</text:p>
      <text:p text:style-name="P1"><text:tab/><text:tab/>Total megabyte-seconds taken by all reduce tasks=4308992</text:p>
      <text:p text:style-name="P1"><text:tab/>Map-Reduce Framework</text:p>
      <text:p text:style-name="P1"><text:tab/><text:tab/>Map input records=2</text:p>
      <text:p text:style-name="P1"><text:tab/><text:tab/>Map output records=14</text:p>
      <text:p text:style-name="P1"><text:tab/><text:tab/>Map output bytes=135</text:p>
      <text:p text:style-name="P1"><text:tab/><text:tab/>Map output materialized bytes=175</text:p>
      <text:p text:style-name="P1"><text:tab/><text:tab/>Input split bytes=196</text:p>
      <text:p text:style-name="P1"><text:tab/><text:tab/>Combine input records=14</text:p>
      <text:p text:style-name="P1"><text:tab/><text:tab/>Combine output records=14</text:p>
      <text:p text:style-name="P1"><text:tab/><text:tab/>Reduce input groups=8</text:p>
      <text:p text:style-name="P1"><text:tab/><text:tab/>Reduce shuffle bytes=175</text:p>
      <text:p text:style-name="P1"><text:tab/><text:tab/>Reduce input records=14</text:p>
      <text:p text:style-name="P1"><text:tab/><text:tab/>Reduce output records=8</text:p>
      <text:p text:style-name="P1"><text:tab/><text:tab/>Spilled Records=28</text:p>
      <text:p text:style-name="P1"><text:tab/><text:tab/>Shuffled Maps =2</text:p>
      <text:p text:style-name="P1"><text:tab/><text:tab/>Failed Shuffles=0</text:p>
      <text:p text:style-name="P1"><text:tab/><text:tab/>Merged Map outputs=2</text:p>
      <text:p text:style-name="P1"><text:tab/><text:tab/>GC time elapsed (ms)=98</text:p>
      <text:p text:style-name="P1"><text:tab/><text:tab/>CPU time spent (ms)=3010</text:p>
      <text:p text:style-name="P1"><text:tab/><text:tab/>Physical memory (bytes) snapshot=641449984</text:p>
      <text:p text:style-name="P1"><text:tab/><text:tab/>Virtual memory (bytes) snapshot=1483984896</text:p>
      <text:p text:style-name="P1"><text:tab/><text:tab/>Total committed heap usage (bytes)=508559360</text:p>
      <text:p text:style-name="P1"><text:tab/>Shuffle Errors</text:p>
      <text:p text:style-name="P1"><text:tab/><text:tab/>BAD_ID=0</text:p>
      <text:p text:style-name="P1"><text:tab/><text:tab/>CONNECTION=0</text:p>
      <text:p text:style-name="P1"><text:tab/><text:tab/>IO_ERROR=0</text:p>
      <text:p text:style-name="P1"><text:tab/><text:tab/>WRONG_LENGTH=0</text:p>
      <text:p text:style-name="P1"><text:tab/><text:tab/>WRONG_MAP=0</text:p>
      <text:p text:style-name="P1"><text:tab/><text:tab/>WRONG_REDUCE=0</text:p>
      <text:p text:style-name="P1"><text:tab/>File Input Format Counters </text:p>
      <text:p text:style-name="P1"><text:tab/><text:tab/>Bytes Read=79</text:p>
      <text:p text:style-name="P1"><text:tab/>File Output Format Counters </text:p>
      <text:p text:style-name="P1"><text:tab/><text:tab/>Bytes Written=61</text:p>
      <text:p text:style-name="P2">fcrit@fcrit-HP-09-Notebook-PC:~/wordcount$ hadoop fs -cat /wc/output/part-r-00000</text:p>
      <text:p text:style-name="P1">16/02/04 11:31:08 WARN util.NativeCodeLoader: Unable to load native-hadoop library for your platform... using builtin-java classes where applicable</text:p>
      <text:p text:style-name="P1">Earth<text:tab/>1</text:p>
      <text:p text:style-name="P1">Everything<text:tab/>2</text:p>
      <text:p text:style-name="P1">Good<text:tab/>2</text:p>
      <text:p text:style-name="P1">Hello<text:tab/>2</text:p>
      <text:p text:style-name="P1">Is<text:tab/>2</text:p>
      <text:p text:style-name="P1">Mars<text:tab/>1</text:p>
      <text:p text:style-name="P1">On<text:tab/>2</text:p>
      <text:p text:style-name="P1">World<text:tab/>2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11:31:45.317004021</meta:creation-date>
    <dc:date>2016-02-04T11:44:21.697982747</dc:date>
    <meta:editing-duration>P0D</meta:editing-duration>
    <meta:editing-cycles>1</meta:editing-cycles>
    <meta:document-statistic meta:table-count="0" meta:image-count="0" meta:object-count="0" meta:page-count="2" meta:paragraph-count="88" meta:word-count="473" meta:character-count="4113" meta:non-whitespace-character-count="3531"/>
    <meta:generator>LibreOffice/4.2.3.3$Linux_x86 LibreOffice_project/420m0$Build-3</meta:generator>
  </office:meta>
</office:document-meta>
</file>